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3333ff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25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67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11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3333ff" fo:font-size="10pt" style:font-size-asian="10pt" style:font-size-complex="10pt"/>
    </style:style>
    <style:style style:name="P5" style:family="paragraph">
      <style:text-properties fo:color="#ff3333" fo:font-size="10pt" style:font-size-asian="10pt" style:font-size-complex="10pt"/>
    </style:style>
    <style:style style:name="P6" style:family="paragraph">
      <style:text-properties fo:color="#ff3333" fo:font-size="12pt" style:font-size-asian="12pt" style:font-size-complex="12pt"/>
    </style:style>
    <style:style style:name="T1" style:family="text">
      <style:text-properties fo:color="#3333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3333ff" fo:font-size="10pt" style:font-size-asian="10pt" style:font-size-complex="10pt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.6cm" svg:x2="4cm" svg:y2="1.6cm">
          <text:p/>
        </draw:line>
        <draw:line draw:style-name="gr1" draw:text-style-name="P1" draw:layer="layout" svg:x1="4cm" svg:y1="4.5cm" svg:x2="4cm" svg:y2="1.6cm">
          <text:p/>
        </draw:line>
        <draw:line draw:style-name="gr2" draw:text-style-name="P1" draw:layer="layout" svg:x1="5cm" svg:y1="4.5cm" svg:x2="7.6cm" svg:y2="4.5cm">
          <text:p/>
        </draw:line>
        <draw:line draw:style-name="gr2" draw:text-style-name="P1" draw:layer="layout" svg:x1="2.1cm" svg:y1="4.5cm" svg:x2="10.6cm" svg:y2="4.5cm">
          <text:p/>
        </draw:line>
        <draw:line draw:style-name="gr1" draw:text-style-name="P1" draw:layer="layout" svg:x1="7.9cm" svg:y1="1.6cm" svg:x2="7.9cm" svg:y2="4.5cm">
          <text:p/>
        </draw:line>
        <draw:line draw:style-name="gr1" draw:text-style-name="P1" draw:layer="layout" svg:x1="7.9cm" svg:y1="1.6cm" svg:x2="10.5cm" svg:y2="1.6cm">
          <text:p/>
        </draw:line>
        <draw:line draw:style-name="gr1" draw:text-style-name="P1" draw:layer="layout" svg:x1="4cm" svg:y1="4.5cm" svg:x2="8.5cm" svg:y2="4.5cm">
          <text:p/>
        </draw:line>
        <draw:frame draw:style-name="gr3" draw:text-style-name="P2" draw:layer="layout" svg:width="1.256cm" svg:height="0.721cm" svg:x="1.044cm" svg:y="4.1cm">
          <draw:text-box>
            <text:p><text:span text:style-name="T1">0uA</text:span></text:p>
          </draw:text-box>
        </draw:frame>
        <draw:frame draw:style-name="gr4" draw:text-style-name="P2" draw:layer="layout" svg:width="1.725cm" svg:height="0.721cm" svg:x="0.8cm" svg:y="1cm">
          <draw:text-box>
            <text:p><text:span text:style-name="T1">120uA</text:span></text:p>
          </draw:text-box>
        </draw:frame>
        <draw:line draw:style-name="gr5" draw:text-style-name="P1" draw:layer="layout" svg:x1="4cm" svg:y1="5cm" svg:x2="8cm" svg:y2="5cm">
          <text:p/>
        </draw:line>
        <draw:frame draw:style-name="gr6" draw:text-style-name="P3" draw:layer="layout" svg:width="2.267cm" svg:height="0.721cm" svg:x="5cm" svg:y="4.9cm">
          <draw:text-box>
            <text:p><text:span text:style-name="T2">50-100us</text:span></text:p>
          </draw:text-box>
        </draw:frame>
        <draw:line draw:style-name="gr7" draw:text-style-name="P1" draw:layer="layout" svg:x1="4.5cm" svg:y1="4.5cm" svg:x2="6.9cm" svg:y2="2.3cm">
          <text:p/>
        </draw:line>
        <draw:line draw:style-name="gr7" draw:text-style-name="P1" draw:layer="layout" svg:x1="6.9cm" svg:y1="2.3cm" svg:x2="10.5cm" svg:y2="2.3cm">
          <text:p/>
        </draw:line>
        <draw:frame draw:style-name="gr8" draw:text-style-name="P4" draw:layer="layout" svg:width="1.603cm" svg:height="1.039cm" svg:x="0.897cm" svg:y="2.7cm">
          <draw:text-box>
            <text:p><text:span text:style-name="T3">Beam </text:span><text:span text:style-name="T3"><text:line-break/></text:span><text:span text:style-name="T3">current</text:span></text:p>
          </draw:text-box>
        </draw:frame>
        <draw:frame draw:style-name="gr9" draw:text-style-name="P5" draw:layer="layout" svg:width="1.7cm" svg:height="1.433cm" svg:x="10.4cm" svg:y="2.767cm">
          <draw:text-box>
            <text:p><text:span text:style-name="T4">Magnet</text:span><text:span text:style-name="T4"><text:line-break/></text:span><text:span text:style-name="T4">current</text:span></text:p>
          </draw:text-box>
        </draw:frame>
        <draw:frame draw:style-name="gr10" draw:text-style-name="P6" draw:layer="layout" svg:width="1.488cm" svg:height="0.821cm" svg:x="10.6cm" svg:y="1.979cm">
          <draw:text-box>
            <text:p><text:span text:style-name="T5">200A</text:span></text:p>
          </draw:text-box>
        </draw:frame>
        <draw:frame draw:style-name="gr10" draw:text-style-name="P6" draw:layer="layout" svg:width="1.488cm" svg:height="0.821cm" svg:x="10.612cm" svg:y="4.079cm">
          <draw:text-box>
            <text:p><text:span text:style-name="T5">0A</text:span></text:p>
          </draw:text-box>
        </draw:frame>
        <draw:line draw:style-name="gr11" draw:text-style-name="P1" draw:layer="layout" svg:x1="8cm" svg:y1="4.5cm" svg:x2="10cm" svg:y2="2.3cm">
          <text:p/>
        </draw:line>
        <draw:frame draw:style-name="gr12" draw:text-style-name="P5" draw:layer="layout" svg:width="1.442cm" svg:height="1.139cm" svg:x="5.4cm" svg:y="3.3cm">
          <draw:text-box>
            <text:p><text:span text:style-name="T4">good </text:span><text:span text:style-name="T4"><text:line-break/></text:span><text:span text:style-name="T4">timing</text:span></text:p>
          </draw:text-box>
        </draw:frame>
        <draw:frame draw:style-name="gr12" draw:text-style-name="P5" draw:layer="layout" svg:width="1.442cm" svg:height="1.139cm" svg:x="8.858cm" svg:y="3.361cm">
          <draw:text-box>
            <text:p><text:span text:style-name="T4">bad </text:span><text:span text:style-name="T4"><text:line-break/></text:span><text:span text:style-name="T4">ti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94cm" fo:page-height="6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3:27:57</meta:creation-date>
    <dc:date>2016-03-02T16:42:18</dc:date>
    <dc:creator>Thomas Lindner</dc:creator>
    <meta:editing-duration>PT10M34S</meta:editing-duration>
    <meta:editing-cycles>3</meta:editing-cycles>
    <meta:generator>OpenOffice/4.1.1$Unix OpenOffice.org_project/411m6$Build-9775</meta:generator>
    <meta:document-statistic meta:object-count="20"/>
  </office:meta>
</office:document-meta>
</file>